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5-09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5-08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5-07-3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5-06-3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5-05-2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5-04-3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4-11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4-10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4-09-2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4-08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4-07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4-06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4-05-2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4-04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3-11-2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3-10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3-09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3-08-3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3-07-2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3-06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3-05-1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3-04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2-11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2-10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2-09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2-08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2-07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2-06-2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2-05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2-04-1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1-11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1-10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1-09-2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1-08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1-07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1-06-2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1-05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1-04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0-10-2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0-09-1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0-08-2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0-07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0-06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0-05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20-04-3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9-11-1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9-10-1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9-09-2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9-08-1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9-07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9-06-1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9-05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9-04-0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8-11-0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8-10-1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8-09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8-08-2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8-07-1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8-06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8-05-2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8-04-24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8-03-2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7-11-2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7-10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7-09-0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7-08-0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7-07-1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7-06-0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7-05-1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7-05-0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7-04-1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7-04-0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7-03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7-03-0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7-02-0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6-11-15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6-10-1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6-09-1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6-08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6-08-0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6-07-1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6-06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6-06-0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6-05-1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6-05-0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6-04-1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6-04-0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6-03-2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6-03-0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6-02-0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5-12-11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5-11-0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5-10-0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5-09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5-08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5-08-1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5-07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5-06-1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5-05-1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5-05-0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5-04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5-04-0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5-03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5-03-1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4-11-1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4-10-1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4-09-1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4-08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4-07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3-11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3-08-07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3-06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3-05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3-04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3-03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3-02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3-01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2-12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2-11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2-10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2-09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2-08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2-07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2-06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2-05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2-04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2-03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1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8-05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6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200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6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5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9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8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8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8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8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8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8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8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8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8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8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8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8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8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8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8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0</text:p>
          </table:table-cell>
          <table:table-cell office:value-type="string" calcext:value-type="string">
            <text:p>QBAA nr Magnolia, SHERWOOD WMA#1 NE</text:p>
          </table:table-cell>
          <table:table-cell office:value-type="string" calcext:value-type="string">
            <text:p>198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74" meta:object-count="0"/>
    <meta:user-defined meta:name="AppVersion">3.0</meta:user-defined>
  </office:meta>
</office:document-meta>
</file>